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P39" style:family="paragraph" style:parent-style-name="Text_20_body" style:list-style-name="L36"/>
    <style:style style:name="P40" style:family="paragraph" style:parent-style-name="Text_20_body" style:list-style-name="L37"/>
    <style:style style:name="P41" style:family="paragraph" style:parent-style-name="Text_20_body" style:list-style-name="L3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nalysis &amp; Fixes — make <text:span text:style-name="Strong_20_Emphasis">setLedger</text:span> robust, flexible &amp; near-100% effective</text:h>
      <text:p text:style-name="Text_20_body">I reviewed your current workflow document carefully (the uploaded file <text:span text:style-name="Source_20_Text">Current-Workflow.md</text:span>). </text:p>
      <text:p text:style-name="Text_20_body">Current-Workflow</text:p>
      <text:p text:style-name="Text_20_body"><text:line-break/>Below I list every serious flaw, why it matters, and exactly how to fix it — with concrete implementation steps, acceptance criteria, test ideas, and suggested libraries/architectural patterns. I prioritized items (P0 = must-fix before any public beta, P1 = high importance, P2 = improvements/optimizations).</text:p>
      <text:p text:style-name="Horizontal_20_Line"/>
      <text:h text:style-name="Heading_20_1" text:outline-level="1">Quick summary (high level)</text:h>
      <text:p text:style-name="Text_20_body">Your workflow already covers many modules (auth, products/QR, POS, invoices, reports, GST, AI assistant, backups). The key risks and missing items that would prevent the system from being reliable for <text:span text:style-name="Emphasis">all</text:span> customers are in these areas:</text:p>
      <text:list text:style-name="L1">
        <text:list-item>
          <text:p text:style-name="P4"><text:span text:style-name="Strong_20_Emphasis">Identity &amp; security (critical)</text:span> — weak password &amp; JWT handling, predictable IDs, risky local storage of secrets. (P0)</text:p>
        </text:list-item>
        <text:list-item>
          <text:p text:style-name="P4"><text:span text:style-name="Strong_20_Emphasis">Data model &amp; transactional integrity (critical)</text:span> — using sequential IDs, using MongoDB for critical ACID flows without transactional safeguards, no canonical UUIDs. (P0)</text:p>
        </text:list-item>
        <text:list-item>
          <text:p text:style-name="P4"><text:span text:style-name="Strong_20_Emphasis">Offline &amp; sync logic (critical)</text:span> — reliance on <text:span text:style-name="Source_20_Text">localStorage</text:span> (not transactional), fragile sync queue, no idempotency handling, no conflict resolution UX. (P0)</text:p>
        </text:list-item>
        <text:list-item>
          <text:p text:style-name="P4"><text:span text:style-name="Strong_20_Emphasis">QR design (serious)</text:span> — embedding full product JSON in QR is brittle and insecure; causes outdated data &amp; large QR codes. (P0)</text:p>
        </text:list-item>
        <text:list-item>
          <text:p text:style-name="P4"><text:span text:style-name="Strong_20_Emphasis">Inventory concurrency &amp; reconciliation (critical)</text:span> — no reservation model, overselling risk, sync conflicts absent. (P0)</text:p>
        </text:list-item>
        <text:list-item>
          <text:p text:style-name="P4"><text:span text:style-name="Strong_20_Emphasis">Authentication &amp; session management (critical)</text:span> — TOTP, email OTP, JWT stored insecurely; recovery flows incomplete. (P0)</text:p>
        </text:list-item>
        <text:list-item>
          <text:p text:style-name="P4"><text:span text:style-name="Strong_20_Emphasis">AI assistant (serious)</text:span> — trivial string-matching logic; no context/RAG/privacy model; poor predictions for sparse data. (P1)</text:p>
        </text:list-item>
        <text:list-item>
          <text:p text:style-name="P4"><text:span text:style-name="Strong_20_Emphasis">Backups &amp; storage reliability (serious)</text:span> — <text:span text:style-name="Source_20_Text">localStorage</text:span> backup is fragile; Firebase used as backup only — needs encryption, versioning and restore verification. (P0/P1)</text:p>
        </text:list-item>
        <text:list-item>
          <text:p text:style-name="P4"><text:span text:style-name="Strong_20_Emphasis">Tax engine &amp; invoice flexibility (important)</text:span> — hardcoded 18% GST; no per-line tax, location-aware tax rules, or tax inclusions. (P1)</text:p>
        </text:list-item>
        <text:list-item>
          <text:p text:style-name="P4"><text:span text:style-name="Strong_20_Emphasis">Scalability &amp; observability (important)</text:span> — no event logs, correlation IDs, metrics, or pre-aggregated analytics strategy. (P1)</text:p>
        </text:list-item>
      </text:list>
      <text:p text:style-name="Text_20_body"><text:soft-page-break/>Below I fix each area with recommended architecture, concrete code/data patterns, acceptance tests, and rollout plan.</text:p>
      <text:p text:style-name="Horizontal_20_Line"/>
      <text:h text:style-name="Heading_20_1" text:outline-level="1">P0 (Critical) — Must fix before any real users</text:h>
      <text:h text:style-name="Heading_20_2" text:outline-level="2">1) Identity / UserID / organizationID generation &amp; storage</text:h>
      <text:p text:style-name="Text_20_body"><text:span text:style-name="Strong_20_Emphasis">Problem (current):</text:span> Sequential <text:span text:style-name="Source_20_Text">ORG1000</text:span>, <text:span text:style-name="Source_20_Text">ORG1000-1</text:span> user IDs are predictable, hard to scale (race conditions when generating the next sequence), and fragile in distributed deployments. The code uses these as primary identifiers in many places. </text:p>
      <text:p text:style-name="Text_20_body">Current-Workflow</text:p>
      <text:p text:style-name="Text_20_body"><text:span text:style-name="Strong_20_Emphasis">Why it matters:</text:span> Predictable IDs enable enumeration attacks, race conditions cause duplicate IDs or failed signups, and tightly coupling display IDs to primary keys complicates migration and integrations.</text:p>
      <text:p text:style-name="Text_20_body"><text:span text:style-name="Strong_20_Emphasis">Fix (recommended):</text:span></text:p>
      <text:list text:style-name="L2">
        <text:list-item>
          <text:p text:style-name="P5"><text:span text:style-name="Strong_20_Emphasis">Canonical primary key:</text:span> Use <text:span text:style-name="Source_20_Text">user_uuid</text:span> and <text:span text:style-name="Source_20_Text">org_uuid</text:span> (UUIDv4) as DB primary keys.</text:p>
        </text:list-item>
        <text:list-item>
          <text:p text:style-name="P5"><text:span text:style-name="Strong_20_Emphasis">Human-friendly ID / display ID:</text:span> Keep a derived, human-friendly <text:span text:style-name="Source_20_Text">display_id</text:span> like <text:span text:style-name="Source_20_Text">ORG-1A2B3C</text:span> or <text:span text:style-name="Source_20_Text">org-slug-000123</text:span>. Generate the human id using:</text:p>
          <text:list>
            <text:list-item>
              <text:p text:style-name="P5">an <text:span text:style-name="Strong_20_Emphasis">atomic DB sequence</text:span> (Postgres <text:span text:style-name="Source_20_Text">serial</text:span> / sequence) or</text:p>
            </text:list-item>
            <text:list-item>
              <text:p text:style-name="P5">a distributed ID generator (Snowflake) if multi-region.</text:p>
            </text:list-item>
          </text:list>
        </text:list-item>
        <text:list-item>
          <text:p text:style-name="P5"><text:span text:style-name="Strong_20_Emphasis">Implementation rule:</text:span> Never rely on <text:span text:style-name="Source_20_Text">display_id</text:span> as the authority for security-critical queries. Use <text:span text:style-name="Source_20_Text">org_uuid</text:span>/<text:span text:style-name="Source_20_Text">user_uuid</text:span> for joins/authorization checks.</text:p>
        </text:list-item>
        <text:list-item>
          <text:p text:style-name="P5"><text:span text:style-name="Strong_20_Emphasis">Transaction-safe generation:</text:span> If you must assign incremental member numbers within org (e.g., <text:span text:style-name="Source_20_Text">ORG-000123-U-0003</text:span>), store a per-org counter in DB and increment with a transaction (<text:span text:style-name="Source_20_Text">SELECT FOR UPDATE</text:span> or <text:span text:style-name="Source_20_Text">UPDATE ... RETURNING</text:span>) to avoid race conditions.</text:p>
        </text:list-item>
      </text:list>
      <text:p text:style-name="Text_20_body"><text:span text:style-name="Strong_20_Emphasis">Implementation steps:</text:span></text:p>
      <text:list text:style-name="L3">
        <text:list-item>
          <text:p text:style-name="P6">Migrate DB schemas to include <text:span text:style-name="Source_20_Text">org_uuid</text:span> (UUID primary), <text:span text:style-name="Source_20_Text">display_id</text:span>, and keep <text:span text:style-name="Source_20_Text">legacy_id</text:span> for backward compatibility.</text:p>
        </text:list-item>
        <text:list-item>
          <text:p text:style-name="P6">On signup, create org and user in single DB transaction; use DB sequence or <text:span text:style-name="Source_20_Text">INSERT ... RETURNING</text:span> to generate member number.</text:p>
        </text:list-item>
        <text:list-item>
          <text:p text:style-name="P6">Use short <text:span text:style-name="Source_20_Text">org_slug</text:span> (URL-safe) for public pages (e.g., <text:span text:style-name="Source_20_Text">acme-retail</text:span>) and enforce uniqueness.</text:p>
        </text:list-item>
      </text:list>
      <text:p text:style-name="Text_20_body"><text:span text:style-name="Strong_20_Emphasis">Acceptance criteria:</text:span></text:p>
      <text:list text:style-name="L4">
        <text:list-item>
          <text:p text:style-name="P7"><text:soft-page-break/>Concurrent signups (100 simultaneous) for same org generate unique member display IDs without conflict.</text:p>
        </text:list-item>
        <text:list-item>
          <text:p text:style-name="P7">No public endpoint leaks internal UUIDs where not intended.</text:p>
        </text:list-item>
        <text:list-item>
          <text:p text:style-name="P7">Enumeration attempts using display id must not reveal internal data beyond allowed scope.</text:p>
        </text:list-item>
      </text:list>
      <text:p text:style-name="Text_20_body"><text:span text:style-name="Strong_20_Emphasis">Tools / libs:</text:span> Postgres sequences / <text:span text:style-name="Source_20_Text">SERIAL</text:span> or <text:span text:style-name="Source_20_Text">bigserial</text:span>, or use Snowflake-style ID generator libs (e.g., <text:span text:style-name="Source_20_Text">flake-idgen</text:span> for Node). For UUIDs, use <text:span text:style-name="Source_20_Text">uuid</text:span> library.</text:p>
      <text:p text:style-name="Horizontal_20_Line"/>
      <text:h text:style-name="Heading_20_2" text:outline-level="2">2) Authentication &amp; session security</text:h>
      <text:p text:style-name="Text_20_body"><text:span text:style-name="Strong_20_Emphasis">Problem (current):</text:span> JWT tokens stored in <text:span text:style-name="Source_20_Text">localStorage</text:span> and weak password policy (min 6 chars). No refresh token rotation. Recovery flow and TOTP secret storage details missing. </text:p>
      <text:p text:style-name="Text_20_body">Current-Workflow</text:p>
      <text:p text:style-name="Text_20_body"><text:span text:style-name="Strong_20_Emphasis">Why it matters:</text:span> <text:span text:style-name="Source_20_Text">localStorage</text:span> exposes tokens to XSS; weak password allows brute force; no secure refresh increases risk; TOTP secrets must be encrypted.</text:p>
      <text:p text:style-name="Text_20_body"><text:span text:style-name="Strong_20_Emphasis">Fix (recommended):</text:span></text:p>
      <text:list text:style-name="L5">
        <text:list-item>
          <text:p text:style-name="P8"><text:span text:style-name="Strong_20_Emphasis">Use httpOnly, Secure cookies</text:span> to store <text:span text:style-name="Strong_20_Emphasis">refresh tokens</text:span>; use short-lived JWT access tokens stored in memory (or ephemeral cookies) to avoid XSS. Use <text:span text:style-name="Strong_20_Emphasis">CSRF tokens</text:span> for cookie-protected flows.</text:p>
        </text:list-item>
        <text:list-item>
          <text:p text:style-name="P8"><text:span text:style-name="Strong_20_Emphasis">Refresh token rotation</text:span>: when a refresh is used, issue new refresh token and invalidate old one. Keep device/session records with IP/device fingerprint.</text:p>
        </text:list-item>
        <text:list-item>
          <text:p text:style-name="P8"><text:span text:style-name="Strong_20_Emphasis">Strong password policy</text:span>: min 10 chars + complexity or enforce passphrase rules. Use rate limiting and exponential backoff on login. Use MFA mandatory for admin roles.</text:p>
        </text:list-item>
        <text:list-item>
          <text:p text:style-name="P8"><text:span text:style-name="Strong_20_Emphasis">TOTP</text:span>: store TOTP secret encrypted (AES-256) using KMS for hosted; for self-hosted provide admin instructions to store secrets securely; store <text:span text:style-name="Strong_20_Emphasis">hashed backup codes</text:span> (bcrypt/Argon2) and show once at creation.</text:p>
        </text:list-item>
        <text:list-item>
          <text:p text:style-name="P8"><text:span text:style-name="Strong_20_Emphasis">Email OTP</text:span>: implement as short-lived single-use token (6 digits) stored hashed server-side with TTL.</text:p>
        </text:list-item>
        <text:list-item>
          <text:p text:style-name="P8"><text:span text:style-name="Strong_20_Emphasis">Session management UI</text:span>: allow users to list and revoke active sessions (device name, last seen, IP).</text:p>
        </text:list-item>
      </text:list>
      <text:p text:style-name="Text_20_body"><text:span text:style-name="Strong_20_Emphasis">Implementation steps:</text:span></text:p>
      <text:list text:style-name="L6">
        <text:list-item>
          <text:p text:style-name="P9">Migrate token flow: implement httpOnly refresh cookies and ephemeral access tokens.</text:p>
        </text:list-item>
        <text:list-item>
          <text:p text:style-name="P9">Add refresh-token table with rotate-on-use logic.</text:p>
        </text:list-item>
        <text:list-item>
          <text:p text:style-name="P9">Add login rate limiter (Redis-based) and account lockout thresholds (configurable).</text:p>
        </text:list-item>
        <text:list-item>
          <text:p text:style-name="P9">Encrypt TOTP secrets: store using server-side KMS; generate QR only once during setup, and show backup codes.</text:p>
        </text:list-item>
      </text:list>
      <text:p text:style-name="Text_20_body"><text:span text:style-name="Strong_20_Emphasis">Acceptance criteria:</text:span></text:p>
      <text:list text:style-name="L7">
        <text:list-item>
          <text:p text:style-name="P10"><text:soft-page-break/>Tokens in <text:span text:style-name="Source_20_Text">localStorage</text:span> are eliminated in builds; tests ensure access tokens expire and refresh flow rotates tokens.</text:p>
        </text:list-item>
        <text:list-item>
          <text:p text:style-name="P10">Admin logins require 2FA, and login attempts are rate-limited.</text:p>
        </text:list-item>
        <text:list-item>
          <text:p text:style-name="P10">TOTP recovery via backup codes works and backup codes are invalidated once used.</text:p>
        </text:list-item>
      </text:list>
      <text:p text:style-name="Text_20_body"><text:span text:style-name="Strong_20_Emphasis">Tools / libs:</text:span> <text:span text:style-name="Source_20_Text">argon2</text:span> or <text:span text:style-name="Source_20_Text">bcrypt</text:span> for password hashing (Argon2 preferred), <text:span text:style-name="Source_20_Text">speakeasy</text:span> or <text:span text:style-name="Source_20_Text">otplib</text:span> for TOTP, <text:span text:style-name="Source_20_Text">node-rate-limiter-flexible</text:span> or Redis for rate-limiting, KMS (cloud) or <text:span text:style-name="Source_20_Text">node-jose</text:span> for encryption.</text:p>
      <text:p text:style-name="Horizontal_20_Line"/>
      <text:h text:style-name="Heading_20_2" text:outline-level="2">3) Use proper DB for financial transactions (ACID)</text:h>
      <text:p text:style-name="Text_20_body"><text:span text:style-name="Strong_20_Emphasis">Problem (current):</text:span> MongoDB was chosen but the workflow describes high-importance accounting flows requiring ACID transactions and complex joins. </text:p>
      <text:p text:style-name="Text_20_body">Current-Workflow</text:p>
      <text:p text:style-name="Text_20_body"><text:span text:style-name="Strong_20_Emphasis">Why it matters:</text:span> Accounting requires strict correctness (no lost funds, double writes) and strong transactional guarantees. Mongo can do multi-document transactions but relational DBs (Postgres) are a natural fit, with strong support for transactions, constraints, and row-level security.</text:p>
      <text:p text:style-name="Text_20_body"><text:span text:style-name="Strong_20_Emphasis">Fix (recommended):</text:span></text:p>
      <text:list text:style-name="L8">
        <text:list-item>
          <text:p text:style-name="P11"><text:span text:style-name="Strong_20_Emphasis">Primary transactional DB = PostgreSQL</text:span> (recommended). Use JSONB for flexible fields (metadata). Use PostgreSQL for invoices, journal entries, payments, stock ledger, and references to products. Optionally keep Mongo/Firestore for eventual-consistency real-time cache or unstructured logs.</text:p>
        </text:list-item>
        <text:list-item>
          <text:p text:style-name="P11"><text:span text:style-name="Strong_20_Emphasis">Model patterns:</text:span> canonical tables: <text:span text:style-name="Source_20_Text">orgs</text:span>, <text:span text:style-name="Source_20_Text">users</text:span>, <text:span text:style-name="Source_20_Text">products</text:span>, <text:span text:style-name="Source_20_Text">sku_variants</text:span>, <text:span text:style-name="Source_20_Text">invoices</text:span>, <text:span text:style-name="Source_20_Text">invoice_lines</text:span>, <text:span text:style-name="Source_20_Text">payments</text:span>, <text:span text:style-name="Source_20_Text">stock_moves</text:span>, <text:span text:style-name="Source_20_Text">stock_transactions</text:span>, <text:span text:style-name="Source_20_Text">journal_entries</text:span>, <text:span text:style-name="Source_20_Text">journal_lines</text:span>.</text:p>
        </text:list-item>
        <text:list-item>
          <text:p text:style-name="P11"><text:span text:style-name="Strong_20_Emphasis">Enforce constraints</text:span> (NOT NULL, foreign keys) and use DB transactions for multi-table writes.</text:p>
        </text:list-item>
      </text:list>
      <text:p text:style-name="Text_20_body"><text:span text:style-name="Strong_20_Emphasis">Implementation steps:</text:span></text:p>
      <text:list text:style-name="L9">
        <text:list-item>
          <text:p text:style-name="P12">Design normalized SQL schema (I’ll include a compact example below).</text:p>
        </text:list-item>
        <text:list-item>
          <text:p text:style-name="P12">Implement a data access layer (Prisma or TypeORM for Node, SQLAlchemy for Python) and ensure all business flows use DB transactions.</text:p>
        </text:list-item>
        <text:list-item>
          <text:p text:style-name="P12">Add automated DB migration scripts and test suites for transactionality.</text:p>
        </text:list-item>
      </text:list>
      <text:p text:style-name="Text_20_body"><text:span text:style-name="Strong_20_Emphasis">Acceptance criteria:</text:span></text:p>
      <text:list text:style-name="L10">
        <text:list-item>
          <text:p text:style-name="P13">Complex flow invoice → create journal entries → apply payment executes atomically (all-or-nothing).</text:p>
        </text:list-item>
        <text:list-item>
          <text:p text:style-name="P13">Backfill tests proving no phantom ledgers occur under concurrent load.</text:p>
        </text:list-item>
      </text:list>
      <text:p text:style-name="Text_20_body"><text:span text:style-name="Strong_20_Emphasis">Example (simplified SQL):</text:span></text:p>
      <text:p text:style-name="P1"><text:soft-page-break/><text:span text:style-name="Source_20_Text">CREATE TABLE orgs (</text:span></text:p>
      <text:p text:style-name="P2"><text:span text:style-name="Source_20_Text"><text:s text:c="2"/>org_uuid uuid PRIMARY KEY DEFAULT gen_random_uuid(),</text:span></text:p>
      <text:p text:style-name="P2"><text:span text:style-name="Source_20_Text"><text:s text:c="2"/>org_slug text UNIQUE,</text:span></text:p>
      <text:p text:style-name="P2"><text:span text:style-name="Source_20_Text"><text:s text:c="2"/>display_id text UNIQUE,</text:span></text:p>
      <text:p text:style-name="P2"><text:span text:style-name="Source_20_Text"><text:s text:c="2"/>created_at timestamptz DEFAULT now()</text:span></text:p>
      <text:p text:style-name="P2"><text:span text:style-name="Source_20_Text">);</text:span></text:p>
      <text:p text:style-name="P2"/>
      <text:p text:style-name="P2"><text:span text:style-name="Source_20_Text">CREATE TABLE users (</text:span></text:p>
      <text:p text:style-name="P2"><text:span text:style-name="Source_20_Text"><text:s text:c="2"/>user_uuid uuid PRIMARY KEY DEFAULT gen_random_uuid(),</text:span></text:p>
      <text:p text:style-name="P2"><text:span text:style-name="Source_20_Text"><text:s text:c="2"/>org_uuid uuid REFERENCES orgs(org_uuid) ON DELETE CASCADE,</text:span></text:p>
      <text:p text:style-name="P2"><text:span text:style-name="Source_20_Text"><text:s text:c="2"/>display_id text,</text:span></text:p>
      <text:p text:style-name="P2"><text:span text:style-name="Source_20_Text"><text:s text:c="2"/>email text UNIQUE,</text:span></text:p>
      <text:p text:style-name="P2"><text:span text:style-name="Source_20_Text"><text:s text:c="2"/>password_hash text,</text:span></text:p>
      <text:p text:style-name="P2"><text:span text:style-name="Source_20_Text"><text:s text:c="2"/>role text,</text:span></text:p>
      <text:p text:style-name="P2"><text:span text:style-name="Source_20_Text"><text:s text:c="2"/>created_at timestamptz DEFAULT now()</text:span></text:p>
      <text:p text:style-name="P2"><text:span text:style-name="Source_20_Text">);</text:span></text:p>
      <text:p text:style-name="P2"/>
      <text:p text:style-name="P2"><text:span text:style-name="Source_20_Text">CREATE TABLE invoices (</text:span></text:p>
      <text:p text:style-name="P2"><text:span text:style-name="Source_20_Text"><text:s text:c="2"/>invoice_uuid uuid PRIMARY KEY DEFAULT gen_random_uuid(),</text:span></text:p>
      <text:p text:style-name="P2"><text:span text:style-name="Source_20_Text"><text:s text:c="2"/>org_uuid uuid NOT NULL REFERENCES orgs(org_uuid),</text:span></text:p>
      <text:p text:style-name="P2"><text:span text:style-name="Source_20_Text"><text:s text:c="2"/>invoice_number text NOT NULL UNIQUE,</text:span></text:p>
      <text:p text:style-name="P2"><text:span text:style-name="Source_20_Text"><text:s text:c="2"/>customer_name text,</text:span></text:p>
      <text:p text:style-name="P2"><text:span text:style-name="Source_20_Text"><text:s text:c="2"/>subtotal numeric,</text:span></text:p>
      <text:p text:style-name="P2"><text:span text:style-name="Source_20_Text"><text:s text:c="2"/>tax numeric,</text:span></text:p>
      <text:p text:style-name="P2"><text:span text:style-name="Source_20_Text"><text:s text:c="2"/>total numeric,</text:span></text:p>
      <text:p text:style-name="P2"><text:span text:style-name="Source_20_Text"><text:s text:c="2"/>status text,</text:span></text:p>
      <text:p text:style-name="P2"><text:span text:style-name="Source_20_Text"><text:s text:c="2"/>created_at timestamptz DEFAULT now()</text:span></text:p>
      <text:p text:style-name="P3"><text:span text:style-name="Source_20_Text">);</text:span></text:p>
      <text:p text:style-name="Horizontal_20_Line"/>
      <text:h text:style-name="Heading_20_2" text:outline-level="2">4) Offline storage &amp; sync — <text:span text:style-name="Strong_20_Emphasis">replace localStorage with IndexedDB + robust queue</text:span></text:h>
      <text:p text:style-name="Text_20_body"><text:span text:style-name="Strong_20_Emphasis">Problem (current):</text:span> Local data storage uses <text:span text:style-name="Source_20_Text">localStorage</text:span> in many places; <text:span text:style-name="Source_20_Text">localStorage</text:span> is synchronous, limited in size, and has no transactions. Sync code queues are simplistic and will create duplicate transactions and conflicts. </text:p>
      <text:p text:style-name="Text_20_body">Current-Workflow</text:p>
      <text:p text:style-name="Text_20_body"><text:span text:style-name="Strong_20_Emphasis">Why it matters:</text:span> POS operations and invoices need transactional local storage with indexing, bulk operations, atomicity and good performance.</text:p>
      <text:p text:style-name="Text_20_body"><text:span text:style-name="Strong_20_Emphasis">Fix (recommended):</text:span></text:p>
      <text:list text:style-name="L11">
        <text:list-item>
          <text:p text:style-name="P14"><text:span text:style-name="Strong_20_Emphasis">Use IndexedDB</text:span> (via a robust wrapper like <text:span text:style-name="Strong_20_Emphasis">Dexie.js</text:span> or <text:span text:style-name="Strong_20_Emphasis">idb</text:span>) for local structured storage.</text:p>
        </text:list-item>
        <text:list-item>
          <text:p text:style-name="P14"><text:span text:style-name="Strong_20_Emphasis">Design a durable sync queue</text:span>:</text:p>
          <text:list>
            <text:list-item>
              <text:p text:style-name="P14">Each client-side operation (sale/invoice/stock_move) gets a <text:span text:style-name="Strong_20_Emphasis">client-generated UUID</text:span> (<text:span text:style-name="Source_20_Text">operation_id</text:span>) and a monotonically-increasing <text:span text:style-name="Source_20_Text">device_seq</text:span>.</text:p>
            </text:list-item>
            <text:list-item>
              <text:p text:style-name="P14">Store operations in local IndexedDB <text:span text:style-name="Source_20_Text">outbox</text:span> table with <text:span text:style-name="Source_20_Text">status</text:span> (<text:span text:style-name="Source_20_Text">pending</text:span>, <text:span text:style-name="Source_20_Text">sending</text:span>, <text:span text:style-name="Source_20_Text">synced</text:span>, <text:span text:style-name="Source_20_Text">failed</text:span>) and retry metadata.</text:p>
            </text:list-item>
            <text:list-item>
              <text:p text:style-name="P14">On reconnect, replay outbox items in order, send <text:span text:style-name="Source_20_Text">operation_id</text:span> to server for idempotency (server verifies <text:span text:style-name="Source_20_Text">operation_id</text:span> and ignores duplicates).</text:p>
            </text:list-item>
          </text:list>
        </text:list-item>
        <text:list-item>
          <text:p text:style-name="P14"><text:soft-page-break/><text:span text:style-name="Strong_20_Emphasis">Server idempotency / dedup:</text:span> server stores processed <text:span text:style-name="Source_20_Text">operation_id</text:span>s per <text:span text:style-name="Source_20_Text">device_id</text:span>/org and rejects duplicates.</text:p>
        </text:list-item>
        <text:list-item>
          <text:p text:style-name="P14"><text:span text:style-name="Strong_20_Emphasis">Conflict handling:</text:span> for inventory conflicts, server returns structured conflict objects (e.g., <text:span text:style-name="Source_20_Text">{"conflict": true, "server_state": {...}, "resolution_options": ["accept_server", "adjust_qty", "manual_review"]}</text:span>) and client shows a reconciliation UI.</text:p>
        </text:list-item>
        <text:list-item>
          <text:p text:style-name="P14"><text:span text:style-name="Strong_20_Emphasis">Background sync using Service Workers / Background Sync API</text:span> — for supported browsers use the Background Sync API or a fallback polling mechanism.</text:p>
        </text:list-item>
      </text:list>
      <text:p text:style-name="Text_20_body"><text:span text:style-name="Strong_20_Emphasis">Implementation steps:</text:span></text:p>
      <text:list text:style-name="L12">
        <text:list-item>
          <text:p text:style-name="P15">Replace localStorage uses with Dexie.js tables: <text:span text:style-name="Source_20_Text">products</text:span>, <text:span text:style-name="Source_20_Text">invoices</text:span>, <text:span text:style-name="Source_20_Text">outbox</text:span>, <text:span text:style-name="Source_20_Text">sync_meta</text:span>.</text:p>
        </text:list-item>
        <text:list-item>
          <text:p text:style-name="P15">Implement <text:span text:style-name="Source_20_Text">outbox</text:span> pattern: all write operations go into <text:span text:style-name="Source_20_Text">outbox</text:span> first, then a separate sync worker processes them.</text:p>
        </text:list-item>
        <text:list-item>
          <text:p text:style-name="P15">Add idempotency key header for all server endpoints that accept client-originated operations.</text:p>
        </text:list-item>
        <text:list-item>
          <text:p text:style-name="P15">Implement server <text:span text:style-name="Source_20_Text">operation_registry</text:span> table to store processed operation IDs and responses.</text:p>
        </text:list-item>
      </text:list>
      <text:p text:style-name="Text_20_body"><text:span text:style-name="Strong_20_Emphasis">Acceptance criteria:</text:span></text:p>
      <text:list text:style-name="L13">
        <text:list-item>
          <text:p text:style-name="P16">Offline transactions survive browser restarts and network outages.</text:p>
        </text:list-item>
        <text:list-item>
          <text:p text:style-name="P16">Replayed transactions are not duplicated on server (idempotency checked).</text:p>
        </text:list-item>
        <text:list-item>
          <text:p text:style-name="P16">Conflicts are surfaced and require explicit admin action to accept overwrite.</text:p>
        </text:list-item>
      </text:list>
      <text:p text:style-name="Text_20_body"><text:span text:style-name="Strong_20_Emphasis">Tools / libs:</text:span> Dexie.js (IndexedDB wrapper), Workbox for service worker caching, Background Sync API.</text:p>
      <text:p text:style-name="Horizontal_20_Line"/>
      <text:h text:style-name="Heading_20_2" text:outline-level="2">5) Inventory model &amp; reservation system</text:h>
      <text:p text:style-name="Text_20_body"><text:span text:style-name="Strong_20_Emphasis">Problem (current):</text:span> Stock is immediately decreased on sale, no reservation model described; offline sales risk overselling; no clear reconciliation strategy. </text:p>
      <text:p text:style-name="Text_20_body">Current-Workflow</text:p>
      <text:p text:style-name="Text_20_body"><text:span text:style-name="Strong_20_Emphasis">Why it matters:</text:span> For multi-location warehouses and enterprise customers, overselling leads to business impact and user distrust.</text:p>
      <text:p text:style-name="Text_20_body"><text:span text:style-name="Strong_20_Emphasis">Fix (recommended):</text:span></text:p>
      <text:list text:style-name="L14">
        <text:list-item>
          <text:p text:style-name="P17"><text:span text:style-name="Strong_20_Emphasis">Introduce stock reservation layer</text:span>:</text:p>
          <text:list>
            <text:list-item>
              <text:p text:style-name="P17"><text:span text:style-name="Source_20_Text">reserve_stock(order_id, product_id, quantity, hold_until)</text:span> on order creation; decrement <text:span text:style-name="Source_20_Text">available</text:span> but not <text:span text:style-name="Source_20_Text">physical</text:span> until fulfillment.</text:p>
            </text:list-item>
            <text:list-item>
              <text:p text:style-name="P17"><text:span text:style-name="Source_20_Text">release_reservation</text:span> on cancel or timeout.</text:p>
            </text:list-item>
          </text:list>
        </text:list-item>
        <text:list-item>
          <text:p text:style-name="P17"><text:soft-page-break/><text:span text:style-name="Strong_20_Emphasis">Server-enforced inventory checks:</text:span> If a reservation request arrives and not enough <text:span text:style-name="Source_20_Text">available</text:span>, return <text:span text:style-name="Source_20_Text">insufficient_stock</text:span> error and provide suggested alternatives.</text:p>
        </text:list-item>
        <text:list-item>
          <text:p text:style-name="P17"><text:span text:style-name="Strong_20_Emphasis">Offline behavior:</text:span> allow local reservations even if <text:span text:style-name="Source_20_Text">available</text:span> shows 0, but mark reservations as <text:span text:style-name="Source_20_Text">tentative</text:span>. On sync, server either confirms or rejects tentatives; rejected sales appear in <text:span text:style-name="Source_20_Text">reconciliation</text:span> queue for staff.</text:p>
        </text:list-item>
        <text:list-item>
          <text:p text:style-name="P17"><text:span text:style-name="Strong_20_Emphasis">Use optimistic concurrency + DB transactions</text:span> or <text:span text:style-name="Strong_20_Emphasis">pessimistic locking</text:span> for high-value SKUs.</text:p>
        </text:list-item>
        <text:list-item>
          <text:p text:style-name="P17"><text:span text:style-name="Strong_20_Emphasis">Stock ledger:</text:span> immutable <text:span text:style-name="Source_20_Text">stock_moves</text:span> ledger (event-sourcing style): every change is a ledger entry with <text:span text:style-name="Source_20_Text">type</text:span> (sale, purchase, adjustment) and <text:span text:style-name="Source_20_Text">balance_after</text:span>. This allows audit and easy reconciliation.</text:p>
        </text:list-item>
      </text:list>
      <text:p text:style-name="Text_20_body"><text:span text:style-name="Strong_20_Emphasis">Implementation steps:</text:span></text:p>
      <text:list text:style-name="L15">
        <text:list-item>
          <text:p text:style-name="P18">Add <text:span text:style-name="Source_20_Text">stock_reservations</text:span> table and <text:span text:style-name="Source_20_Text">stock_moves</text:span> ledger.</text:p>
        </text:list-item>
        <text:list-item>
          <text:p text:style-name="P18">Implement reservation TTL; background job to release expired reservations.</text:p>
        </text:list-item>
        <text:list-item>
          <text:p text:style-name="P18">Provide UI for <text:span text:style-name="Source_20_Text">reconciliation</text:span> for conflicts with suggested actions (e.g., create backorder, cancel sale, partial fulfill).</text:p>
        </text:list-item>
        <text:list-item>
          <text:p text:style-name="P18">Use DB transactions when converting reservations to actual shipments.</text:p>
        </text:list-item>
      </text:list>
      <text:p text:style-name="Text_20_body"><text:span text:style-name="Strong_20_Emphasis">Acceptance criteria:</text:span></text:p>
      <text:list text:style-name="L16">
        <text:list-item>
          <text:p text:style-name="P19">No accepted sale leads to final negative on <text:span text:style-name="Source_20_Text">physical_stock</text:span> except allowed oversell policy (explicit).</text:p>
        </text:list-item>
        <text:list-item>
          <text:p text:style-name="P19">Reconciliation after offline sync results in clear action items and successful resolution in 95% of simulated conflict scenarios.</text:p>
        </text:list-item>
      </text:list>
      <text:p text:style-name="Horizontal_20_Line"/>
      <text:h text:style-name="Heading_20_2" text:outline-level="2">6) QR payload design — make QR small, canonical, and secure</text:h>
      <text:p text:style-name="Text_20_body"><text:span text:style-name="Strong_20_Emphasis">Problem (current):</text:span> Product QR fully embeds product JSON (name, price, MFD/expiry). That causes large QR images (hard to scan) and data staleness (price changes become inconsistent). </text:p>
      <text:p text:style-name="Text_20_body">Current-Workflow</text:p>
      <text:p text:style-name="Text_20_body"><text:span text:style-name="Strong_20_Emphasis">Why it matters:</text:span> Big QR is slower, fails on cheap cameras; embedding price exposes business info and allows tampering if used as authority.</text:p>
      <text:p text:style-name="Text_20_body"><text:span text:style-name="Strong_20_Emphasis">Fix (recommended):</text:span></text:p>
      <text:list text:style-name="L17">
        <text:list-item>
          <text:p text:style-name="P20"><text:span text:style-name="Strong_20_Emphasis">QR should contain canonical reference + optional signed token</text:span>, e.g.:</text:p>
          <text:list>
            <text:list-item>
              <text:p text:style-name="P20"><text:span text:style-name="Source_20_Text">setledger://p/&lt;org_slug&gt;/&lt;product_display_id&gt;</text:span> OR</text:p>
            </text:list-item>
            <text:list-item>
              <text:p text:style-name="P20">A compact token: <text:span text:style-name="Source_20_Text">{"id":"p:org_uuid:prod_uuid","v":"hash"}</text:span> where <text:span text:style-name="Source_20_Text">v</text:span> is an HMAC signature over <text:span text:style-name="Source_20_Text">prod_uuid|org_uuid|timestamp</text:span> to detect tampering.</text:p>
            </text:list-item>
          </text:list>
        </text:list-item>
        <text:list-item>
          <text:p text:style-name="P20"><text:soft-page-break/>For dynamic fields (price, batch, expiry): fetch those from server or local cache after scanning the canonical ID. For offline-only use, allow embedding a <text:span text:style-name="Strong_20_Emphasis">small</text:span> snapshot (e.g., <text:span text:style-name="Source_20_Text">price</text:span> and <text:span text:style-name="Source_20_Text">batch_id</text:span>) but <text:span text:style-name="Strong_20_Emphasis">signed</text:span>, and include <text:span text:style-name="Source_20_Text">ts</text:span> timestamp. Signed payload prevents unauthorized price modification.</text:p>
        </text:list-item>
        <text:list-item>
          <text:p text:style-name="P20"><text:span text:style-name="Strong_20_Emphasis">Use short URLs</text:span> for product landing pages (server resolves canonical data).</text:p>
        </text:list-item>
        <text:list-item>
          <text:p text:style-name="P20"><text:span text:style-name="Strong_20_Emphasis">Server verifies signature</text:span> if client sends signed QR data for invoice creation; reject unsigned or invalid signatures.</text:p>
        </text:list-item>
        <text:list-item>
          <text:p text:style-name="P20"><text:span text:style-name="Strong_20_Emphasis">Bulk generation:</text:span> server generates labels (SVG/PDF) with signature-embedded QR.</text:p>
        </text:list-item>
      </text:list>
      <text:p text:style-name="Text_20_body"><text:span text:style-name="Strong_20_Emphasis">Implementation steps:</text:span></text:p>
      <text:list text:style-name="L18">
        <text:list-item>
          <text:p text:style-name="P21">Define QR canonical format: <text:span text:style-name="Source_20_Text">protocol://p/&lt;orgSlug&gt;/&lt;prodSlug&gt;</text:span> or base64-compact token with HMAC.</text:p>
        </text:list-item>
        <text:list-item>
          <text:p text:style-name="P21">Add server-side signing function using secret per-org or global KMS (HMAC-SHA256).</text:p>
        </text:list-item>
        <text:list-item>
          <text:p text:style-name="P21">On scan, client fetches product metadata from server or local cache. If offline and signed payload is present and valid, trust snapshot within defined TTL.</text:p>
        </text:list-item>
      </text:list>
      <text:p text:style-name="Text_20_body"><text:span text:style-name="Strong_20_Emphasis">Acceptance criteria:</text:span></text:p>
      <text:list text:style-name="L19">
        <text:list-item>
          <text:p text:style-name="P22">Typical product QR size is small (&lt; 25x25 modules) and decodes easily on low-end phone cameras.</text:p>
        </text:list-item>
        <text:list-item>
          <text:p text:style-name="P22">Tampered QR payloads are rejected by server with clear error.</text:p>
        </text:list-item>
        <text:list-item>
          <text:p text:style-name="P22">Offline scanning uses cached data consistently and respects TTL.</text:p>
        </text:list-item>
      </text:list>
      <text:p text:style-name="Text_20_body"><text:span text:style-name="Strong_20_Emphasis">Tools / libs:</text:span> <text:span text:style-name="Source_20_Text">qrcode</text:span> npm, HMAC via <text:span text:style-name="Source_20_Text">crypto</text:span> module, use per-org key rotation.</text:p>
      <text:p text:style-name="Horizontal_20_Line"/>
      <text:h text:style-name="Heading_20_1" text:outline-level="1">P1 (High priority) — important before scaling</text:h>
      <text:h text:style-name="Heading_20_2" text:outline-level="2">7) Tax engine &amp; invoice calculation rules</text:h>
      <text:p text:style-name="Text_20_body"><text:span text:style-name="Strong_20_Emphasis">Problem (current):</text:span> Hardcoded 18% GST and simplistic invoice engine. </text:p>
      <text:p text:style-name="Text_20_body">Current-Workflow</text:p>
      <text:p text:style-name="Text_20_body"><text:span text:style-name="Strong_20_Emphasis">Fix (recommended):</text:span></text:p>
      <text:list text:style-name="L20">
        <text:list-item>
          <text:p text:style-name="P23">Build a <text:span text:style-name="Strong_20_Emphasis">tax rule engine</text:span> that supports:</text:p>
          <text:list>
            <text:list-item>
              <text:p text:style-name="P23">Multi-rate per item (0%, 5%, 12%, 18%, 28%), IGST/CGST/SGST split by intrastate/interstate, composition schemes, tax exemptions.</text:p>
            </text:list-item>
            <text:list-item>
              <text:p text:style-name="P23">Inclusive/exclusive tax flags per price.</text:p>
            </text:list-item>
            <text:list-item>
              <text:p text:style-name="P23">HSN/SAC support and per-country tax templates.</text:p>
            </text:list-item>
          </text:list>
        </text:list-item>
        <text:list-item>
          <text:p text:style-name="P23">Provide UI for country-specific tax templates and allow accountants to override rules.</text:p>
        </text:list-item>
        <text:list-item>
          <text:p text:style-name="P23"><text:soft-page-break/>Implement thorough automated tests that compute roundings consistent with local law (India has round-off rules).</text:p>
        </text:list-item>
      </text:list>
      <text:p text:style-name="Text_20_body"><text:span text:style-name="Strong_20_Emphasis">Acceptance criteria:</text:span></text:p>
      <text:list text:style-name="L21">
        <text:list-item>
          <text:p text:style-name="P24">Engine handles per-line tax correctly and produces correct GST summary for given sample invoices covering multiple tax scenarios.</text:p>
        </text:list-item>
      </text:list>
      <text:p text:style-name="Horizontal_20_Line"/>
      <text:h text:style-name="Heading_20_2" text:outline-level="2">8) AI Financial Assistant — replace naive matching with RAG + privacy</text:h>
      <text:p text:style-name="Text_20_body"><text:span text:style-name="Strong_20_Emphasis">Problem (current):</text:span> <text:span text:style-name="Source_20_Text">generateAIResponse</text:span> is basic string matching. This fails on complex queries, confidentiality, and context. </text:p>
      <text:p text:style-name="Text_20_body">Current-Workflow</text:p>
      <text:p text:style-name="Text_20_body"><text:span text:style-name="Strong_20_Emphasis">Fix (recommended):</text:span></text:p>
      <text:list text:style-name="L22">
        <text:list-item>
          <text:p text:style-name="P25"><text:span text:style-name="Strong_20_Emphasis">RAG (Retrieval-Augmented Generation)</text:span> approach:</text:p>
          <text:list>
            <text:list-item>
              <text:p text:style-name="P25">Build a <text:span text:style-name="Strong_20_Emphasis">secure vector store</text:span> of org documents (sales history, product catalog, reports) using FAISS or Milvus (open-source). Keep the vector store per-org and optionally encrypted.</text:p>
            </text:list-item>
            <text:list-item>
              <text:p text:style-name="P25">For each user query, retrieve top-k docs, then feed them (masked/filtered) into the LLM for answer generation.</text:p>
            </text:list-item>
          </text:list>
        </text:list-item>
        <text:list-item>
          <text:p text:style-name="P25"><text:span text:style-name="Strong_20_Emphasis">Privacy-first options:</text:span> local-only model, or opt-in federated/aggregated training. Provide controls for what data is used.</text:p>
        </text:list-item>
        <text:list-item>
          <text:p text:style-name="P25"><text:span text:style-name="Strong_20_Emphasis">Fallback &amp; explainability:</text:span> If the LLM answers a forecast, show underlying data and confidence metrics; add "source" references (e.g., “based on invoice data from 2024-01 to 2024-09”).</text:p>
        </text:list-item>
        <text:list-item>
          <text:p text:style-name="P25"><text:span text:style-name="Strong_20_Emphasis">Sparse-data strategies:</text:span> for micro-retailers with little history, use pooled models with transfer learning + heuristics (moving average, last X weeks) and communicate higher uncertainty.</text:p>
        </text:list-item>
      </text:list>
      <text:p text:style-name="Text_20_body"><text:span text:style-name="Strong_20_Emphasis">Implementation steps:</text:span></text:p>
      <text:list text:style-name="L23">
        <text:list-item>
          <text:p text:style-name="P26">Implement an embeddings pipeline (OpenAI embeddings or local models), store vectors in FAISS/Milvus.</text:p>
        </text:list-item>
        <text:list-item>
          <text:p text:style-name="P26">Implement a small controller that does retrieval + prompt engineering + LLM call or local lightweight model.</text:p>
        </text:list-item>
        <text:list-item>
          <text:p text:style-name="P26">Add safeguards: rate limits, user-level opt-out for data use, logs for queries for QA.</text:p>
        </text:list-item>
      </text:list>
      <text:p text:style-name="Text_20_body"><text:span text:style-name="Strong_20_Emphasis">Acceptance criteria:</text:span></text:p>
      <text:list text:style-name="L24">
        <text:list-item>
          <text:p text:style-name="P27">AI assistant returns contextual answers with source references for 90% of queries in test set.</text:p>
        </text:list-item>
        <text:list-item>
          <text:p text:style-name="P27">For stores with &lt; 3 months of data, assistant shows a warning and uses heuristic fallbacks.</text:p>
        </text:list-item>
      </text:list>
      <text:p text:style-name="Horizontal_20_Line"/>
      <text:h text:style-name="Heading_20_2" text:outline-level="2"><text:soft-page-break/>9) Backups &amp; restore — make them trustworthy</text:h>
      <text:p text:style-name="Text_20_body"><text:span text:style-name="Strong_20_Emphasis">Problem (current):</text:span> Backup is dual but relies on localStorage and Firestore without encryption/versioning or checksum validation. </text:p>
      <text:p text:style-name="Text_20_body">Current-Workflow</text:p>
      <text:p text:style-name="Text_20_body"><text:span text:style-name="Strong_20_Emphasis">Fix (recommended):</text:span></text:p>
      <text:list text:style-name="L25">
        <text:list-item>
          <text:p text:style-name="P28"><text:span text:style-name="Strong_20_Emphasis">Local storage:</text:span> use IndexedDB and provide encrypted export file (AES-256) with user-provided passphrase for local backups.</text:p>
        </text:list-item>
        <text:list-item>
          <text:p text:style-name="P28"><text:span text:style-name="Strong_20_Emphasis">Cloud backup (Firestore):</text:span> Use Firestore as a <text:span text:style-name="Strong_20_Emphasis">near-real-time mirror</text:span>, but do <text:span text:style-name="Strong_20_Emphasis">server-side encrypted snapshots</text:span> for full restore. Do not rely solely on Firestore for final backup.</text:p>
        </text:list-item>
        <text:list-item>
          <text:p text:style-name="P28"><text:span text:style-name="Strong_20_Emphasis">Backup integrity:</text:span> Compute checksums (SHA-256) for each backup object and maintain a manifest. Verify checksums on restore.</text:p>
        </text:list-item>
        <text:list-item>
          <text:p text:style-name="P28"><text:span text:style-name="Strong_20_Emphasis">Versioned backups:</text:span> include backup <text:span text:style-name="Source_20_Text">version</text:span>, <text:span text:style-name="Source_20_Text">timestamp</text:span>, and <text:span text:style-name="Source_20_Text">schema_version</text:span> to enable safe restore to staging prior to production restore.</text:p>
        </text:list-item>
        <text:list-item>
          <text:p text:style-name="P28"><text:span text:style-name="Strong_20_Emphasis">Restore validation:</text:span> Always restore into a staging environment automatically run sanity checks (row counts, sample invoices, checksum) before a production switch.</text:p>
        </text:list-item>
      </text:list>
      <text:p text:style-name="Text_20_body"><text:span text:style-name="Strong_20_Emphasis">Implementation steps:</text:span></text:p>
      <text:list text:style-name="L26">
        <text:list-item>
          <text:p text:style-name="P29">Implement client export/import with AES encryption.</text:p>
        </text:list-item>
        <text:list-item>
          <text:p text:style-name="P29">Implement server backup pipeline: periodic DB dump (pg_dump for Postgres), incremental WAL archiving to S3 or S3-compatible (MinIO). For free-tier, Firebase Storage may be used but encrypt server-side.</text:p>
        </text:list-item>
        <text:list-item>
          <text:p text:style-name="P29">Implement restore workflow that first restores to staging and runs predefined sanity checks.</text:p>
        </text:list-item>
      </text:list>
      <text:p text:style-name="Text_20_body"><text:span text:style-name="Strong_20_Emphasis">Acceptance criteria:</text:span></text:p>
      <text:list text:style-name="L27">
        <text:list-item>
          <text:p text:style-name="P30">Backups can be restored to staging and pass automated sanity checks.</text:p>
        </text:list-item>
        <text:list-item>
          <text:p text:style-name="P30">Authorized admin can perform restore and verify checksums.</text:p>
        </text:list-item>
      </text:list>
      <text:p text:style-name="Horizontal_20_Line"/>
      <text:h text:style-name="Heading_20_1" text:outline-level="1">P2 (Improvements / optional but recommended)</text:h>
      <text:h text:style-name="Heading_20_2" text:outline-level="2">10) Observability, logging &amp; metrics</text:h>
      <text:list text:style-name="L28">
        <text:list-item>
          <text:p text:style-name="P31">Add structured logging with correlation IDs per request (propagate to frontend). Use Sentry for error tracking or open-source alternatives.</text:p>
        </text:list-item>
        <text:list-item>
          <text:p text:style-name="P31">Metrics: request latency, API error rate, sync queue backlog, outbox failure rate, POS offline failures.</text:p>
        </text:list-item>
        <text:list-item>
          <text:p text:style-name="P31">Create alerting rules (Slack/email) for high error rates, queue growth, or backup failures.</text:p>
        </text:list-item>
      </text:list>
      <text:h text:style-name="Heading_20_2" text:outline-level="2"><text:soft-page-break/>11) Reporting &amp; analytics performance</text:h>
      <text:list text:style-name="L29">
        <text:list-item>
          <text:p text:style-name="P32">Use an analytics store (ClickHouse or materialized views in Postgres) for heavy aggregations and dashboards.</text:p>
        </text:list-item>
        <text:list-item>
          <text:p text:style-name="P32">Pre-aggregate common KPIs nightly/real-time via event stream (Kafka/RabbitMQ) into analytics tables.</text:p>
        </text:list-item>
      </text:list>
      <text:h text:style-name="Heading_20_2" text:outline-level="2">12) Payment &amp; PCI compliance</text:h>
      <text:list text:style-name="L30">
        <text:list-item>
          <text:p text:style-name="P33">Never store raw card data. Use PCI-compliant payment gateway (Razorpay/Stripe) and tokenization. Provide payment reconciliation flows.</text:p>
        </text:list-item>
      </text:list>
      <text:p text:style-name="Horizontal_20_Line"/>
      <text:h text:style-name="Heading_20_1" text:outline-level="1">Concrete checklist &amp; short sprint plan (next steps — immediate)</text:h>
      <text:h text:style-name="Heading_20_2" text:outline-level="2">Sprint 0 (1 week) — Hardening &amp; infra</text:h>
      <text:list text:style-name="L31">
        <text:list-item>
          <text:p text:style-name="P34">Replace localStorage usage audit → plan migration to IndexedDB (Dexie).</text:p>
        </text:list-item>
        <text:list-item>
          <text:p text:style-name="P34">Implement UUID primary keys and add display_id schema migration plan.</text:p>
        </text:list-item>
        <text:list-item>
          <text:p text:style-name="P34">Implement token migration plan: httpOnly refresh cookies &amp; access token logic.</text:p>
        </text:list-item>
      </text:list>
      <text:h text:style-name="Heading_20_2" text:outline-level="2">Sprint 1 (2 weeks) — Auth &amp; offline queue</text:h>
      <text:list text:style-name="L32">
        <text:list-item>
          <text:p text:style-name="P35">Implement secure auth: password policy, refresh token rotation, rate limiter, TOTP storage encryption.</text:p>
        </text:list-item>
        <text:list-item>
          <text:p text:style-name="P35">Build IndexedDB <text:span text:style-name="Source_20_Text">outbox</text:span> &amp; sync worker with idempotency keys.</text:p>
        </text:list-item>
      </text:list>
      <text:h text:style-name="Heading_20_2" text:outline-level="2">Sprint 2 (2 weeks) — Inventory reservations &amp; QR redesign</text:h>
      <text:list text:style-name="L33">
        <text:list-item>
          <text:p text:style-name="P36">Add <text:span text:style-name="Source_20_Text">stock_reservations</text:span> and <text:span text:style-name="Source_20_Text">stock_moves</text:span> ledger; integrate reservation flow into POS and order flows.</text:p>
        </text:list-item>
        <text:list-item>
          <text:p text:style-name="P36">Redesign QR format &amp; implement server signing and client verification.</text:p>
        </text:list-item>
      </text:list>
      <text:h text:style-name="Heading_20_2" text:outline-level="2">Sprint 3 (2 weeks) — DB migration &amp; transactional flows</text:h>
      <text:list text:style-name="L34">
        <text:list-item>
          <text:p text:style-name="P37">Migrate invoices &amp; journal entries to Postgres and wrap flows in DB transactions. Create migration scripts and test data.</text:p>
        </text:list-item>
      </text:list>
      <text:h text:style-name="Heading_20_2" text:outline-level="2">Sprint 4 (2 weeks) — Backups &amp; AI base</text:h>
      <text:list text:style-name="L35">
        <text:list-item>
          <text:p text:style-name="P38">Implement backup pipeline (encrypted dumps) and staging restore flow.</text:p>
        </text:list-item>
        <text:list-item>
          <text:p text:style-name="P38">Build the RAG skeleton for AI assistant (embedding pipeline + small-scale vector store).</text:p>
        </text:list-item>
      </text:list>
      <text:p text:style-name="Horizontal_20_Line"><text:soft-page-break/></text:p>
      <text:h text:style-name="Heading_20_1" text:outline-level="1">Tests / QA (must have)</text:h>
      <text:list text:style-name="L36">
        <text:list-item>
          <text:p text:style-name="P39"><text:span text:style-name="Strong_20_Emphasis">Concurrent signups test</text:span> (1000 parallel) — check unique IDs &amp; no duplicate member numbers.</text:p>
        </text:list-item>
        <text:list-item>
          <text:p text:style-name="P39"><text:span text:style-name="Strong_20_Emphasis">Offline POS stress test</text:span> — create 10k offline operations, limit to device storage; restart and sync, check idempotency and reconciliation.</text:p>
        </text:list-item>
        <text:list-item>
          <text:p text:style-name="P39"><text:span text:style-name="Strong_20_Emphasis">Inventory conflict simulation</text:span> — emulate same SKU sold offline on two devices then sync; test reconciliation UI.</text:p>
        </text:list-item>
        <text:list-item>
          <text:p text:style-name="P39"><text:span text:style-name="Strong_20_Emphasis">Security tests</text:span> — SAST, DAST, pen-testing for auth bypass, XSS, CSRF.</text:p>
        </text:list-item>
        <text:list-item>
          <text:p text:style-name="P39"><text:span text:style-name="Strong_20_Emphasis">Accounting integrity tests</text:span> — simulate invoices/payments/credit-notes with DB transactions asserting <text:span text:style-name="Source_20_Text">sum(debits) == sum(credits)</text:span>.</text:p>
        </text:list-item>
      </text:list>
      <text:p text:style-name="Horizontal_20_Line"/>
      <text:h text:style-name="Heading_20_1" text:outline-level="1">Monitoring KPIs (to ensure near-100% deliverability)</text:h>
      <text:list text:style-name="L37">
        <text:list-item>
          <text:p text:style-name="P40">Sync success rate (%) — target &gt;99.5% over rolling 24h.</text:p>
        </text:list-item>
        <text:list-item>
          <text:p text:style-name="P40">Outbox replays per day — &lt; 1% failed after 3 retries.</text:p>
        </text:list-item>
        <text:list-item>
          <text:p text:style-name="P40">Invoice → Journal write atomicity — 100% (no partial writes on tests).</text:p>
        </text:list-item>
        <text:list-item>
          <text:p text:style-name="P40">MFA adoption for admins — &gt; 95% (for security).</text:p>
        </text:list-item>
        <text:list-item>
          <text:p text:style-name="P40">Backup verification pass rate — 100% scheduled backups validated.</text:p>
        </text:list-item>
      </text:list>
      <text:p text:style-name="Horizontal_20_Line"/>
      <text:h text:style-name="Heading_20_1" text:outline-level="1">Why these fixes achieve the goal</text:h>
      <text:list text:style-name="L38">
        <text:list-item>
          <text:p text:style-name="P41"><text:span text:style-name="Strong_20_Emphasis">Transactional DB + ledger + reservations</text:span> guarantee financial integrity across online/offline flows.</text:p>
        </text:list-item>
        <text:list-item>
          <text:p text:style-name="P41"><text:span text:style-name="Strong_20_Emphasis">IndexedDB outbox + server idempotency</text:span> ensures offline resilience and no duplicates.</text:p>
        </text:list-item>
        <text:list-item>
          <text:p text:style-name="P41"><text:span text:style-name="Strong_20_Emphasis">Secure token storage &amp; TOTP secret encryption</text:span> prevent token theft and reduce XSS attack impact.</text:p>
        </text:list-item>
        <text:list-item>
          <text:p text:style-name="P41"><text:span text:style-name="Strong_20_Emphasis">Compact, canonical QR with signing</text:span> prevents tampering and reduces scanning errors.</text:p>
        </text:list-item>
        <text:list-item>
          <text:p text:style-name="P41"><text:span text:style-name="Strong_20_Emphasis">RAG-based AI with privacy controls</text:span> gives accurate, explainable insights for diverse customers (micro → enterprise).</text:p>
        </text:list-item>
        <text:list-item>
          <text:p text:style-name="P41"><text:span text:style-name="Strong_20_Emphasis">Encrypted, versioned backups with staging-restore</text:span> protect against catastrophic data loss.</text:p>
        </text:list-item>
      </text:list>
      <text:p text:style-name="Horizontal_20_Line"/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22:41:39.765561141</meta:creation-date>
    <dc:date>2025-10-05T23:40:20.200318681</dc:date>
    <meta:editing-duration>PT46M16S</meta:editing-duration>
    <meta:editing-cycles>1</meta:editing-cycles>
    <meta:document-statistic meta:table-count="0" meta:image-count="0" meta:object-count="0" meta:page-count="13" meta:paragraph-count="256" meta:word-count="3127" meta:character-count="22013" meta:non-whitespace-character-count="19199"/>
    <meta:generator>LibreOffice/24.2.7.2$Linux_X86_64 LibreOffice_project/420$Build-2</meta:generator>
  </office:meta>
</office:document-meta>
</file>